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2"/>1. Peter is Happy !!</text:p>
      <text:p text:style-name="Standard"/>
      <text:p text:style-name="Standard"><text:s text:c="2"/>2. Jane is Sad !!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9T20:34:01</meta:creation-date>
    <dc:date>2010-04-28T22:36:01</dc:date>
    <meta:editing-duration>PT00H04M36S</meta:editing-duration>
    <meta:editing-cycles>8</meta:editing-cycles>
    <meta:generator>OpenOffice.org/3.2$Unix OpenOffice.org_project/320m12$Build-9483</meta:generator>
    <meta:document-statistic meta:table-count="0" meta:image-count="0" meta:object-count="0" meta:page-count="1" meta:paragraph-count="3" meta:word-count="14" meta:character-count="110"/>
  </office:meta>
</office:document-meta>
</file>